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CC0000023AE9ADDD733C3A3C4E.png" manifest:media-type="image/png"/>
  <manifest:file-entry manifest:full-path="Pictures/2000000B000010D900002F1FC735633A2A50E1DB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eeeeee" draw:textarea-horizontal-align="justify" draw:textarea-vertical-align="middle" draw:auto-grow-height="false" fo:min-height="7.75cm" fo:min-width="10.3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34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fo:font-weight="bold" style:font-size-asian="36pt" style:font-size-complex="36pt"/>
    </style:style>
    <style:style style:name="T1" style:family="text">
      <style:text-properties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8cm" svg:height="8cm" svg:x="-1cm" svg:y="-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59cm" svg:height="6.038cm" draw:transform="rotate (1.5707963267949) translate (1.281cm 3cm)">
          <draw:image xlink:href="Pictures/2000000B000010D900002F1FC735633A2A50E1DB.svm" xlink:type="simple" xlink:show="embed" xlink:actuate="onLoad" loext:mime-type="image/x-svm">
            <text:p/>
          </draw:image>
          <draw:image xlink:href="Pictures/10000200000000CC0000023AE9ADDD733C3A3C4E.png" xlink:type="simple" xlink:show="embed" xlink:actuate="onLoad" loext:mime-type="image/png"/>
        </draw:frame>
        <draw:frame draw:style-name="gr3" draw:text-style-name="P4" draw:layer="layout" svg:width="3.63cm" svg:height="1.673cm" svg:x="2.485cm" svg:y="3.505cm">
          <draw:text-box>
            <text:p text:style-name="P3"><text:span text:style-name="T1">RA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6cm" fo:page-height="6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0:59:05.931000000</dc:date>
    <meta:editing-duration>PT4M32S</meta:editing-duration>
    <meta:editing-cycles>2</meta:editing-cycles>
    <meta:generator>LibreOffice/6.3.0.4$Windows_X86_64 LibreOffice_project/057fc023c990d676a43019934386b85b21a9ee99</meta:generator>
    <meta:document-statistic meta:object-count="3"/>
  </office:meta>
</office:document-meta>
</file>